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2" style:parent-style-name="ListParagraph" style:list-style-name="LFO1" style:family="paragraph"/>
    <style:style style:name="P13" style:parent-style-name="ListParagraph" style:list-style-name="LFO1" style:family="paragraph"/>
    <style:style style:name="P14" style:parent-style-name="ListParagraph" style:list-style-name="LFO1" style:family="paragraph"/>
    <style:style style:name="P15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6" style:parent-style-name="ListParagraph" style:list-style-name="LFO2" style:family="paragraph"/>
    <style:style style:name="P17" style:parent-style-name="ListParagraph" style:list-style-name="LFO2" style:family="paragraph"/>
    <style:style style:name="P18" style:parent-style-name="ListParagraph" style:list-style-name="LFO2" style:family="paragraph"/>
    <style:style style:name="P19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0" style:parent-style-name="ListParagraph" style:list-style-name="LFO3" style:family="paragraph"/>
    <style:style style:name="P21" style:parent-style-name="ListParagraph" style:list-style-name="LFO3" style:family="paragraph"/>
    <style:style style:name="P22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3" style:parent-style-name="ListParagraph" style:list-style-name="LFO4" style:family="paragraph"/>
    <style:style style:name="P24" style:parent-style-name="ListParagraph" style:list-style-name="LFO4" style:family="paragraph"/>
    <style:style style:name="P25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26" style:parent-style-name="ListParagraph" style:list-style-name="LFO5" style:family="paragraph"/>
    <style:style style:name="P27" style:parent-style-name="ListParagraph" style:list-style-name="LFO5" style:family="paragraph"/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ListParagraph" style:list-style-name="LFO6" style:family="paragraph"/>
    <style:style style:name="P30" style:parent-style-name="ListParagraph" style:list-style-name="LFO6" style:family="paragraph"/>
    <style:style style:name="P31" style:parent-style-name="ListParagraph" style:list-style-name="LFO6" style:family="paragraph"/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ListParagraph" style:list-style-name="LFO7" style:family="paragraph"/>
    <style:style style:name="P34" style:parent-style-name="ListParagraph" style:list-style-name="LFO7" style:family="paragraph"/>
    <style:style style:name="P35" style:parent-style-name="ListParagraph" style:list-style-name="LFO7" style:family="paragraph"/>
    <style:style style:name="P36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7" style:parent-style-name="ListParagraph" style:list-style-name="LFO8" style:family="paragraph"/>
    <style:style style:name="P38" style:parent-style-name="ListParagraph" style:list-style-name="LFO8" style:family="paragraph"/>
    <style:style style:name="P39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0" style:parent-style-name="ListParagraph" style:list-style-name="LFO9" style:family="paragraph"/>
    <style:style style:name="P41" style:parent-style-name="ListParagraph" style:list-style-name="LFO9" style:family="paragraph"/>
    <style:style style:name="P42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3" style:parent-style-name="ListParagraph" style:list-style-name="LFO10" style:family="paragraph"/>
    <style:style style:name="P44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5" style:parent-style-name="ListParagraph" style:list-style-name="LFO10" style:family="paragraph"/>
    <style:style style:name="P46" style:parent-style-name="ListParagraph" style:list-style-name="LFO10" style:family="paragraph"/>
    <style:style style:name="P47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8" style:parent-style-name="ListParagraph" style:list-style-name="LFO11" style:family="paragraph"/>
    <style:style style:name="P49" style:parent-style-name="ListParagraph" style:list-style-name="LFO11" style:family="paragraph"/>
    <style:style style:name="P50" style:parent-style-name="ListParagraph" style:list-style-name="LFO11" style:family="paragraph"/>
    <style:style style:name="P51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52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53" style:parent-style-name="ListParagraph" style:list-style-name="LFO12" style:family="paragraph"/>
    <style:style style:name="P54" style:parent-style-name="ListParagraph" style:list-style-name="LFO12" style:family="paragraph"/>
    <style:style style:name="P55" style:parent-style-name="ListParagraph" style:list-style-name="LFO12" style:family="paragraph"/>
    <style:style style:name="P56" style:parent-style-name="ListParagraph" style:list-style-name="LFO12" style:family="paragraph"/>
    <style:style style:name="P57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58" style:parent-style-name="ListParagraph" style:list-style-name="LFO13" style:family="paragraph"/>
    <style:style style:name="P59" style:parent-style-name="ListParagraph" style:list-style-name="LFO13" style:family="paragraph"/>
    <style:style style:name="P60" style:parent-style-name="ListParagraph" style:list-style-name="LFO13" style:family="paragraph"/>
    <style:style style:name="P61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2" style:parent-style-name="ListParagraph" style:list-style-name="LFO14" style:family="paragraph"/>
    <style:style style:name="P63" style:parent-style-name="ListParagraph" style:list-style-name="LFO14" style:family="paragraph"/>
    <style:style style:name="P64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5" style:parent-style-name="ListParagraph" style:list-style-name="LFO15" style:family="paragraph"/>
    <style:style style:name="P66" style:parent-style-name="ListParagraph" style:list-style-name="LFO15" style:family="paragraph"/>
    <style:style style:name="P67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8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9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0" style:parent-style-name="Normal" style:family="paragraph">
      <style:text-properties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Method Overloading:</text:p>
      <text:p text:style-name="Normal"><text:span text:style-name="T2">What:</text:span><text:s/>Creating multiple methods in a class with the same name but different signatures (parameters).</text:p>
      <text:p text:style-name="Normal"><text:span text:style-name="T3">Purpose:</text:span><text:s/>Provides flexibility by allowing methods to perform similar tasks but with different inputs.</text:p>
      <text:p text:style-name="Normal"><text:span text:style-name="T4">How:</text:span><text:s/>Compiler determines which method to call based on the number and types of parameters passed.</text:p>
      <text:p text:style-name="Normal"><text:span text:style-name="T5">Example:</text:span><text:s/>Add(int num1, int num2) and Add(float num1, float num2) are overloaded methods.</text:p>
      <text:p text:style-name="P6">Method Overriding:</text:p>
      <text:p text:style-name="Normal"><text:span text:style-name="T7">What:</text:span><text:s/>Having two methods with the same name and signatures, one in a base class and another in a derived class.</text:p>
      <text:p text:style-name="Normal"><text:span text:style-name="T8">Purpose:</text:span><text:s/>Allows a derived class to provide its own implementation of a method defined in the base class.</text:p>
      <text:p text:style-name="Normal"><text:span text:style-name="T9">How:</text:span><text:s/>Achieved using inheritance and the virtual and override keywords.</text:p>
      <text:p text:style-name="Normal"><text:span text:style-name="T10">Example:</text:span><text:s/>Add method in BaseClass is overridden in ChildClass with additional functionality.</text:p>
      <text:p text:style-name="P11">Key Points:</text:p>
      <text:list text:style-name="LFO1" text:continue-numbering="true">
        <text:list-item>
          <text:p text:style-name="P12">Method overloading is resolved at compile time, while method overriding is resolved at runtime.</text:p>
        </text:list-item>
        <text:list-item>
          <text:p text:style-name="P13">Overridden methods cannot be private and must be either virtual or abstract.</text:p>
        </text:list-item>
        <text:list-item>
          <text:p text:style-name="P14">Method overloading provides compile-time polymorphism, while method overriding provides runtime polymorphism.</text:p>
        </text:list-item>
      </text:list>
      <text:p text:style-name="P15">Conclusion:</text:p>
      <text:list text:style-name="LFO2" text:continue-numbering="true">
        <text:list-item>
          <text:p text:style-name="P16">Polymorphism, specifically method overloading and method overriding, is essential in object-oriented programming.</text:p>
        </text:list-item>
        <text:list-item>
          <text:p text:style-name="P17">Method overloading allows for the creation of multiple methods with the same name but different parameters.</text:p>
        </text:list-item>
        <text:list-item>
          <text:p text:style-name="P18">Method overriding enables a derived class to provide its own implementation of a method defined in the base class.</text:p>
        </text:list-item>
      </text:list>
      <text:p text:style-name="P19">What is Inheritance?</text:p>
      <text:list text:style-name="LFO3" text:continue-numbering="true">
        <text:list-item>
          <text:p text:style-name="P20">Inheritance is one of the fundamental concepts of object-oriented programming.</text:p>
        </text:list-item>
        <text:list-item>
          <text:p text:style-name="P21">It allows you to create new classes based on existing ones, inheriting their properties and behaviors.</text:p>
        </text:list-item>
      </text:list>
      <text:p text:style-name="P22">Base Class and Derived Class:</text:p>
      <text:p text:style-name="Normal"/>
      <text:list text:style-name="LFO4" text:continue-numbering="true">
        <text:list-item>
          <text:p text:style-name="P23">The existing class from which properties and behaviors are inherited is called the base class.</text:p>
        </text:list-item>
        <text:list-item>
          <text:p text:style-name="P24">The new class that inherits from the base class is called the derived class.</text:p>
        </text:list-item>
      </text:list>
      <text:soft-page-break/>
      <text:p text:style-name="P25">Specialization:</text:p>
      <text:list text:style-name="LFO5" text:continue-numbering="true">
        <text:list-item>
          <text:p text:style-name="P26">A derived class is a specialization of the base class, meaning it represents a more specific type of object.</text:p>
        </text:list-item>
        <text:list-item>
          <text:p text:style-name="P27">For example, if you have a base class Animal, you can have derived classes like Mammal and Reptile, which are more specialized types of animals.</text:p>
        </text:list-item>
      </text:list>
      <text:p text:style-name="P28">How it Works in C#:</text:p>
      <text:list text:style-name="LFO6" text:continue-numbering="true">
        <text:list-item>
          <text:p text:style-name="P29">In C#, you use the : symbol to indicate inheritance. For example, class DerivedClass : BaseClass.</text:p>
        </text:list-item>
        <text:list-item>
          <text:p text:style-name="P30">The derived class automatically gains all the members (properties, methods) of the base class, except constructors and finalizers.</text:p>
        </text:list-item>
        <text:list-item>
          <text:p text:style-name="P31">You can add additional members to the derived class.</text:p>
        </text:list-item>
      </text:list>
      <text:p text:style-name="P32">Example:</text:p>
      <text:list text:style-name="LFO7" text:continue-numbering="true">
        <text:list-item>
          <text:p text:style-name="P33">Let's say we have a base class WorkItem with properties like ID, Title, Description, etc.</text:p>
        </text:list-item>
        <text:list-item>
          <text:p text:style-name="P34">We create a derived class ChangeRequest that adds a new property originalItemID.</text:p>
        </text:list-item>
        <text:list-item>
          <text:p text:style-name="P35">We can create instances of both classes and use their properties and methods.</text:p>
        </text:list-item>
      </text:list>
      <text:p text:style-name="P36">Abstract and Virtual Methods:</text:p>
      <text:list text:style-name="LFO8" text:continue-numbering="true">
        <text:list-item>
          <text:p text:style-name="P37">Base classes can declare methods as virtual, which allows derived classes to override them with their own implementation.</text:p>
        </text:list-item>
        <text:list-item>
          <text:p text:style-name="P38">If a method is declared as abstract, it must be implemented by any non-abstract derived class.</text:p>
        </text:list-item>
      </text:list>
      <text:p text:style-name="P39">Interfaces:</text:p>
      <text:list text:style-name="LFO9" text:continue-numbering="true">
        <text:list-item>
          <text:p text:style-name="P40">Interfaces define a set of members that implementing classes must implement.</text:p>
        </text:list-item>
        <text:list-item>
          <text:p text:style-name="P41">A class can implement multiple interfaces but can inherit from only one base class.</text:p>
        </text:list-item>
      </text:list>
      <text:p text:style-name="P42">Preventing Further Derivation:</text:p>
      <text:list text:style-name="LFO10" text:continue-numbering="true">
        <text:list-item>
          <text:p text:style-name="P43">A class can prevent other classes from inheriting from it by declaring itself or its members as sealed.</text:p>
        </text:list-item>
      </text:list>
      <text:p text:style-name="P44">Derived Class Hiding:</text:p>
      <text:list text:style-name="LFO10" text:continue-numbering="true">
        <text:list-item>
          <text:p text:style-name="P45">A derived class can hide base class members by declaring members with the same name and signature.</text:p>
        </text:list-item>
        <text:list-item>
          <text:p text:style-name="P46">Use the new modifier to indicate that the member isn't intended to be an override of the base member.</text:p>
        </text:list-item>
      </text:list>
      <text:p text:style-name="P47">Abstract and Virtual Methods:</text:p>
      <text:list text:style-name="LFO11" text:continue-numbering="true">
        <text:list-item>
          <text:p text:style-name="P48">Virtual methods in a base class can be overridden in derived classes.</text:p>
        </text:list-item>
        <text:list-item>
          <text:p text:style-name="P49">Abstract methods in a base class must be implemented by non-abstract derived classes.</text:p>
        </text:list-item>
        <text:list-item>
          <text:p text:style-name="P50">Polymorphism, enabled by abstract and virtual members, is a primary feature of object-oriented programming.</text:p>
        </text:list-item>
      </text:list>
      <text:p text:style-name="P51"/>
      <text:soft-page-break/>
      <text:p text:style-name="P52">Abstract Base Classes:</text:p>
      <text:list text:style-name="LFO12" text:continue-numbering="true">
        <text:list-item>
          <text:p text:style-name="P53">Abstract classes cannot be instantiated directly; they require derivation.</text:p>
        </text:list-item>
        <text:list-item>
          <text:p text:style-name="P54">They can contain abstract method signatures without implementations.</text:p>
        </text:list-item>
        <text:list-item>
          <text:p text:style-name="P55">If a class contains any abstract members, it must be declared abstract.</text:p>
        </text:list-item>
        <text:list-item>
          <text:p text:style-name="P56">Derived non-abstract classes must provide implementations for all abstract methods.</text:p>
        </text:list-item>
      </text:list>
      <text:p text:style-name="P57">Interfaces:</text:p>
      <text:list text:style-name="LFO13" text:continue-numbering="true">
        <text:list-item>
          <text:p text:style-name="P58">Interfaces define a set of members that implementing classes and structs must implement.</text:p>
        </text:list-item>
        <text:list-item>
          <text:p text:style-name="P59">Multiple interfaces can be implemented by a single class, unlike inheritance which allows only one direct base class.</text:p>
        </text:list-item>
        <text:list-item>
          <text:p text:style-name="P60">Interfaces are used to define specific capabilities without implying an "is a" relationship.</text:p>
        </text:list-item>
      </text:list>
      <text:p text:style-name="P61">Preventing Further Derivation:</text:p>
      <text:list text:style-name="LFO14" text:continue-numbering="true">
        <text:list-item>
          <text:p text:style-name="P62">A class or its members can be sealed to prevent further derivation.</text:p>
        </text:list-item>
        <text:list-item>
          <text:p text:style-name="P63">Sealing a class prevents other classes from inheriting from it.</text:p>
        </text:list-item>
      </text:list>
      <text:p text:style-name="P64">Derived Class Hiding of Base Class Members:</text:p>
      <text:list text:style-name="LFO15" text:continue-numbering="true">
        <text:list-item>
          <text:p text:style-name="P65">Derived classes can hide base class members by declaring members with the same name and signature.</text:p>
        </text:list-item>
        <text:list-item>
          <text:p text:style-name="P66">The new modifier can be used to indicate hiding explicitly, though it's not mandatory.</text:p>
        </text:list-item>
      </text:list>
      <text:p text:style-name="P67">Inheritance:</text:p>
      <text:p text:style-name="Normal">using System;</text:p>
      <text:p text:style-name="Normal">class Vehicle {</text:p>
      <text:p text:style-name="Normal"><text:s text:c="4"/>public void Move() {</text:p>
      <text:p text:style-name="Normal"><text:s text:c="8"/>Console.WriteLine("Vehicle is moving.");</text:p>
      <text:p text:style-name="Normal"><text:s text:c="4"/>}</text:p>
      <text:p text:style-name="Normal">}</text:p>
      <text:p text:style-name="Normal"/>
      <text:p text:style-name="Normal">class Car : Vehicle {</text:p>
      <text:p text:style-name="Normal"><text:s text:c="4"/>// Car class inherits the Move() method from Vehicle class</text:p>
      <text:p text:style-name="Normal">}</text:p>
      <text:p text:style-name="Normal"/>
      <text:p text:style-name="Normal">class Bicycle : Vehicle {</text:p>
      <text:p text:style-name="Normal"><text:s text:c="4"/>// Bicycle class inherits the Move() method from Vehicle class</text:p>
      <text:p text:style-name="Normal">}</text:p>
      <text:p text:style-name="Normal"/>
      <text:p text:style-name="Normal"/>
      <text:p text:style-name="P68">Overriding:</text:p>
      <text:p text:style-name="Normal">using System;</text:p>
      <text:p text:style-name="Normal">class Vehicle {</text:p>
      <text:p text:style-name="Normal"><text:s text:c="4"/>public virtual void Move() {</text:p>
      <text:p text:style-name="Normal"><text:s text:c="8"/>Console.WriteLine("Vehicle is moving.");</text:p>
      <text:p text:style-name="Normal"><text:s text:c="4"/>}</text:p>
      <text:p text:style-name="Normal">}</text:p>
      <text:p text:style-name="Normal">class Car : Vehicle {</text:p>
      <text:p text:style-name="Normal"><text:s text:c="4"/>public override void Move() {</text:p>
      <text:p text:style-name="Normal"><text:s text:c="8"/>Console.WriteLine("Car is moving on the road.");</text:p>
      <text:p text:style-name="Normal"><text:s text:c="4"/>}</text:p>
      <text:p text:style-name="Normal">}</text:p>
      <text:p text:style-name="Normal">class Bicycle : Vehicle {</text:p>
      <text:p text:style-name="Normal"><text:s text:c="4"/>public override void Move() {</text:p>
      <text:p text:style-name="Normal"><text:s text:c="8"/>Console.WriteLine("Bicycle is moving on the path.");</text:p>
      <text:p text:style-name="Normal"><text:s text:c="4"/>}</text:p>
      <text:p text:style-name="Normal">}</text:p>
      <text:p text:style-name="P69">Overloading:</text:p>
      <text:p text:style-name="Normal">using System;</text:p>
      <text:p text:style-name="Normal">class Calculator {</text:p>
      <text:p text:style-name="Normal"><text:s text:c="4"/>public int Add(int a, int b) {</text:p>
      <text:p text:style-name="Normal"><text:s text:c="8"/>return a + b;</text:p>
      <text:p text:style-name="Normal"><text:s text:c="4"/>}</text:p>
      <text:p text:style-name="Normal"><text:s text:c="4"/>public double Add(double a, double b) {</text:p>
      <text:p text:style-name="Normal"><text:s text:c="8"/>return a + b;</text:p>
      <text:p text:style-name="Normal"><text:s text:c="4"/>}</text:p>
      <text:p text:style-name="Normal">}</text:p>
      <text:p text:style-name="Normal"/>
      <text:p text:style-name="Normal"/>
      <text:p text:style-name="Normal"/>
      <text:soft-page-break/>
      <text:p text:style-name="P70">DIFFERENCE BETWEEN THE CODE<text:s/></text:p>
      <text:p text:style-name="Normal">Inheritance: In the provided C# code, inheritance is exemplified by the Car and Bicycle classes inheriting from the Vehicle class. They inherit the Move() method from the Vehicle class.</text:p>
      <text:p text:style-name="Normal"/>
      <text:p text:style-name="Normal">Overriding: Overriding is demonstrated by the Move() method in both the Car and Bicycle classes. They override the Move() method inherited from the Vehicle class with their own specific implementations.</text:p>
      <text:p text:style-name="Normal"/>
      <text:p text:style-name="Normal">Overloading: Overloading is illustrated by the Add() method in the Calculator class. There are two versions of the Add() method with the same name but different parameter types (int and double)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language="en" fo:country="AU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 fo:language="en" fo:country="AU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 fo:language="en" fo:country="AU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 fo:language="en" fo:country="AU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 fo:language="en" fo:country="AU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 fo:language="en" fo:country="AU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 fo:language="en" fo:country="AU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 fo:language="en" fo:country="AU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 fo:language="en" fo:country="AU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 fo:language="en" fo:country="AU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en" fo:country="AU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 fo:language="en" fo:country="AU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 fo:language="en" fo:country="AU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 fo:language="en" fo:country="AU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aushik Reddy</meta:initial-creator>
    <dc:creator>Kaushik Reddy</dc:creator>
    <meta:creation-date>2024-05-21T08:20:00Z</meta:creation-date>
    <dc:date>2024-05-21T08:59:00Z</dc:date>
    <meta:template xlink:href="Normal" xlink:type="simple"/>
    <meta:editing-cycles>1</meta:editing-cycles>
    <meta:editing-duration>PT2280S</meta:editing-duration>
    <meta:document-statistic meta:page-count="5" meta:paragraph-count="12" meta:word-count="937" meta:character-count="6272" meta:row-count="44" meta:non-whitespace-character-count="5347"/>
  </office:meta>
</office:document-meta>
</file>